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1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17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8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9" style:family="paragraph" style:parent-style-name="List_20_Paragraph" style:list-style-name="WWNum2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List_20_Paragraph" style:list-style-name="WWNum2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rebuchet MS" fo:font-size="12pt" style:font-size-asian="12pt" style:font-size-complex="12pt"/>
    </style:style>
    <style:style style:name="T3" style:family="text">
      <style:text-properties style:text-position="0% 100%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Projet 6 : Compte-rendu de l'étude de la liaison radio</text:h>
      <text:h text:style-name="P18" text:outline-level="1">19/06/2018</text:h>
      <text:p text:style-name="P2"/>
      <text:p text:style-name="P9">Rôles :</text:p>
      <text:p text:style-name="P6"><text:tab/><text:tab/><text:tab/><text:tab/><text:span text:style-name="T1">Matthieu CARTERON<text:tab/>: Chef de projet, planification</text:span></text:p>
      <text:p text:style-name="P7"><text:tab/><text:tab/><text:tab/><text:tab/>Raphaëlle-Elvira<text:tab/>: Responsable de la communication réseau</text:p>
      <text:p text:style-name="P7"><text:tab/><text:tab/><text:tab/><text:tab/>Robin CALLET<text:tab/><text:tab/>: Responsable de l'étude scientifique</text:p>
      <text:p text:style-name="P7"><text:tab/><text:tab/><text:tab/><text:tab/>Killian DEROCHE<text:tab/>: Gestionnaire du matériel</text:p>
      <text:p text:style-name="P3"/>
      <text:p text:style-name="P4">1. Fréquence :</text:p>
      <text:p text:style-name="P8">Calcul de la fréquence d'émission du message :</text:p>
      <text:p text:style-name="P5"><draw:frame draw:style-name="fr1" draw:name="Cadre1" text:anchor-type="paragraph" svg:y="0.201cm" svg:width="15.108cm" draw:z-index="0"><draw:text-box fo:min-height="0.871cm"><text:p text:style-name="P10">F = 433Hz</text:p></draw:text-box></draw:frame></text:p>
      <text:p text:style-name="P4">2. Réception simultanée :</text:p>
      <text:list xml:id="list1080442000929177266" text:style-name="WWNum2">
        <text:list-header>
          <text:p text:style-name="P19">Peut-on recevoir plusieurs messages en même temps :</text:p>
        </text:list-header>
      </text:list>
      <text:p text:style-name="P12">Non car la carte Arduino ne peut pas créer de « Threads ».</text:p>
      <text:p text:style-name="P22"/>
      <text:p text:style-name="P4">3. Vitesse de transmission :</text:p>
      <text:list xml:id="list30261512" text:continue-numbering="true" text:style-name="WWNum2">
        <text:list-header>
          <text:p text:style-name="P21"><draw:frame draw:style-name="fr2" draw:name="Cadre3" text:anchor-type="paragraph" svg:x="0.947cm" svg:y="0.699cm" svg:width="15.108cm" draw:z-index="1"><draw:text-box fo:min-height="0.448cm"><text:p text:style-name="P10"><text:span text:style-name="T3">V</text:span> = 300 000m/s</text:p></draw:text-box></draw:frame>Calcul de la vitesse de transmission d'une trame :</text:p>
        </text:list-header>
      </text:list>
      <text:p text:style-name="P4"/>
      <text:p text:style-name="P4">4. Portée :</text:p>
      <text:p text:style-name="P11"><draw:frame draw:style-name="fr2" draw:name="Cadre4" text:anchor-type="paragraph" svg:x="0.947cm" svg:y="0.699cm" svg:width="15.108cm" draw:z-index="2"><draw:text-box fo:min-height="0.871cm"><text:p text:style-name="P10">D = 40m ~ 100m</text:p></draw:text-box></draw:frame>Calcul de la portée approximative du matériel :</text:p>
      <text:p text:style-name="P11"/>
      <text:p text:style-name="P13">5. Lien entre la fréquence et la distance :</text:p>
      <text:p text:style-name="P14"><text:span text:style-name="T2">Existe-t-il un lien entre la fréquence et la distance :</text:span></text:p>
      <text:p text:style-name="P23">Oui car la fréquence dépend de la vitesse et de la distance entre chaque « bosse ».</text:p>
      <text:p text:style-name="P23">La distance est appelée la « longueur d'onde » et ne varie pas selon la distance parcourue.</text:p>
      <text:p text:style-name="P11"/>
      <text:p text:style-name="P4">6. Variation de milieu :</text:p>
      <text:list xml:id="list30251297" text:continue-numbering="true" text:style-name="WWNum2">
        <text:list-header>
          <text:p text:style-name="P21">Qu'est-ce qui varie lors d'un changement de milieu pour une onde :</text:p>
        </text:list-header>
      </text:list>
      <text:p text:style-name="P24">Lorsque une onde change de milieu, les caractéristiques qui varient sont :</text:p>
      <text:p text:style-name="P24"><text:tab/>- La vitesse</text:p>
      <text:p text:style-name="P24"><text:tab/>- La dir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obin CALLET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19T10:06:19.32</dc:date>
    <meta:editing-duration>P1DT15H2M5S</meta:editing-duration>
    <meta:editing-cycles>479</meta:editing-cycles>
    <meta:generator>OpenOffice/4.1.5$Win32 OpenOffice.org_project/415m1$Build-9789</meta:generator>
    <dc:creator>Matthieu Carteron</dc:creator>
    <meta:document-statistic meta:table-count="0" meta:image-count="0" meta:object-count="0" meta:page-count="1" meta:paragraph-count="29" meta:word-count="203" meta:character-count="1129"/>
  </office:meta>
</office:document-meta>
</file>